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size="20pt" style:font-size-asian="20pt" style:font-size-complex="20pt" fo:language="en" fo:country="US"/>
    </style:style>
    <style:style style:name="T3" style:parent-style-name="Standaardalinea-lettertype" style:family="text">
      <style:text-properties fo:font-size="9pt" style:font-size-asian="9pt" style:font-size-complex="9pt" fo:language="en" fo:country="US"/>
    </style:style>
    <style:style style:name="P4" style:parent-style-name="Standaard" style:family="paragraph">
      <style:text-properties fo:font-size="16pt" style:font-size-asian="16pt" style:font-size-complex="16pt"/>
    </style:style>
    <style:style style:name="T5" style:parent-style-name="Standaardalinea-lettertype" style:family="text">
      <style:text-properties fo:font-size="16pt" style:font-size-asian="16pt" style:font-size-complex="16pt" fo:language="en" fo:country="US"/>
    </style:style>
    <style:style style:name="T6" style:parent-style-name="Standaardalinea-lettertype" style:family="text">
      <style:text-properties fo:language="en" fo:country="US"/>
    </style:style>
    <style:style style:name="T7" style:parent-style-name="Standaardalinea-lettertype" style:family="text">
      <style:text-properties fo:font-size="9pt" style:font-size-asian="9pt" style:font-size-complex="9pt" fo:language="en" fo:country="US"/>
    </style:style>
    <style:style style:name="T8" style:parent-style-name="Standaardalinea-lettertype" style:family="text">
      <style:text-properties fo:font-size="14pt" style:font-size-asian="14pt" style:font-size-complex="14pt"/>
    </style:style>
    <style:style style:name="T9" style:parent-style-name="Standaardalinea-lettertype" style:family="text">
      <style:text-properties fo:font-size="14pt" style:font-size-asian="14pt"/>
    </style:style>
    <style:style style:name="T10" style:parent-style-name="Standaardalinea-lettertype" style:family="text">
      <style:text-properties fo:font-size="14pt" style:font-size-asian="14pt"/>
    </style:style>
    <style:style style:name="T11" style:parent-style-name="Standaardalinea-lettertype" style:family="text">
      <style:text-properties fo:font-size="14pt" style:font-size-asian="14pt"/>
    </style:style>
    <style:style style:name="T12" style:parent-style-name="Standaardalinea-lettertype" style:family="text">
      <style:text-properties fo:font-size="14pt" style:font-size-asian="14pt"/>
    </style:style>
    <style:style style:name="T13" style:parent-style-name="Standaardalinea-lettertype" style:family="text">
      <style:text-properties fo:font-size="14pt" style:font-size-asian="14pt"/>
    </style:style>
    <style:style style:name="T14" style:parent-style-name="Standaardalinea-lettertype" style:family="text">
      <style:text-properties fo:font-size="14pt" style:font-size-asian="14pt"/>
    </style:style>
  </office:automatic-styles>
  <office:body>
    <office:text text:use-soft-page-breaks="true">
      <text:p text:style-name="P1"><text:span text:style-name="T2">Book of Magics</text:span><text:span text:style-name="T3"><text:line-break/>Door: Mack Mendes Moreira, GAM21 group name T.B.A.</text:span></text:p>
      <text:p text:style-name="P4">Inleiding</text:p>
      <text:p text:style-name="Standaard">In dit document komen<text:s/>al onze magics in.<text:s/>Wanneer je een nieuwe magic toevoegt moet je een nieuwe hoofdstuk aanmaken.<text:s/>Wanneer je een nieuwe hoofdstuk toevoegt moet je de naam van je magic gebruiken. Als je geen naam hebt moet je jouw naam gebruiken met een nummer erachter. Hier is een voorbeeld: Mack nr07. De nummers hoeven niet in een logische volgorde<text:s/>te zitten. Zolang je maar niet hetzelfde getal gebruikt voor<text:s/>twee verschillende hoofdstukken.</text:p>
      <text:p text:style-name="Standaard">Hieronder volgt de magic sheet. Kopieer en plak de sheet en vul de magic sheet zoveel mogelijk in.</text:p>
      <text:p text:style-name="Standaard">Voordat je begint dring ik je ten zeerste aan om het hoofdstuk “Magic”<text:s/>door te lezen. Je vind dit<text:s/>hoofdstuk in onze proto-GGD.</text:p>
      <text:p text:style-name="Standaard">&gt;&gt;&gt;&gt;&gt;&gt;&gt;&gt;&gt;&gt;&gt;&gt;&gt;&gt;&gt;&gt;&gt;&gt;&gt;&gt;&gt;&gt;&gt;&gt;&gt;&gt;&gt;&gt;&gt;&gt;&gt;&gt;&gt;&gt;&gt;&gt;&gt;&gt;&gt;&gt;&gt;&gt;&gt;&gt;&gt;&gt;&gt;&gt;&gt;&gt;&gt;&gt;&gt;&gt;&gt;&gt;&gt;&gt;&gt;&gt;&gt;&gt;&gt;&gt;&gt;&gt;&gt;&gt;&gt;&gt;&gt;&gt;&gt;&gt;&gt;&gt;&gt;</text:p>
      <text:p text:style-name="Standaard"><text:span text:style-name="T5">Name of Magic</text:span><text:span text:style-name="T6"><text:line-break/></text:span><text:span text:style-name="T7">Name of Creator, datum (dd-mm-jj)</text:span></text:p>
      <text:p text:style-name="Standaard"><text:span text:style-name="T8">School</text:span><text:line-break/>(de school waar je magic van komt,<text:s/>zie proto-GGD voor meer info)</text:p>
      <text:p text:style-name="Standaard"><text:span text:style-name="T9">Grimoire</text:span><text:line-break/>(hoe de grimoire heet en hoe het te verkrijgen is)</text:p>
      <text:p text:style-name="Standaard"><text:span text:style-name="T10">Element</text:span><text:line-break/>(Het element van de magic)</text:p>
      <text:p text:style-name="Standaard"><text:span text:style-name="T11">Appearance</text:span><text:line-break/>(beschrijving van hoe de twee spells eruit zien,<text:s/>qua particles enzo.)</text:p>
      <text:p text:style-name="Standaard"><text:span text:style-name="T12">Normal Moveset</text:span><text:line-break/>(Beschrijf de moveset van de<text:s/>normale<text:s/>actie<text:s/>in zoveel mogelijk detail)<text:line-break/>(Vul in hoelang de<text:s/>cooldown<text:s/>is, hoeveel schade het doet, wat voor schade, of het instant casting is, de<text:s/>range<text:s/>en hoeveel stamina het kost)</text:p>
      <text:p text:style-name="Standaard"><text:span text:style-name="T13">Special Moveset</text:span><text:line-break/>(Beschrijf de moveset van de special actie in zoveel mogelijk detail)<text:line-break/>(Vul in hoelang de cooldown is, hoeveel schade het doet, wat voor schade, of het instant casting is, de range en hoeveel stamina het kost)</text:p>
      <text:p text:style-name="Standaard"><text:span text:style-name="T14">Perks</text:span><text:line-break/>(Beschrijf hier hoeveel perks de magic heeft en wanneer de speler de perks unlocked, zie de proto-GGD voor meer informatie)</text:p>
      <text:p text:style-name="Standaard">&lt;&lt;&lt;&lt;&lt;&lt;&lt;&lt;&lt;&lt;&lt;&lt;&lt;&lt;&lt;&lt;&lt;&lt;&lt;&lt;&lt;&lt;&lt;&lt;&lt;&lt;&lt;&lt;&lt;&lt;&lt;&lt;&lt;&lt;&lt;&lt;&lt;&lt;&lt;&lt;&lt;&lt;&lt;&lt;&lt;&lt;&lt;&lt;&lt;&lt;&lt;&lt;&lt;&lt;&lt;&lt;&lt;&lt;&lt;&lt;&lt;&lt;&lt;&lt;&lt;&lt;&lt;&lt;&lt;&lt;&lt;&lt;&lt;&lt;&lt;&lt;&l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6-16T13:00:00Z</meta:creation-date>
    <dc:date>2016-06-16T13:48:00Z</dc:date>
    <meta:template xlink:href="Normal" xlink:type="simple"/>
    <meta:editing-cycles>47</meta:editing-cycles>
    <meta:editing-duration>PT2880S</meta:editing-duration>
    <meta:document-statistic meta:page-count="1" meta:paragraph-count="3" meta:word-count="274" meta:character-count="1779" meta:row-count="12" meta:non-whitespace-character-count="1508"/>
  </office:meta>
</office:document-meta>
</file>